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1.0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13in"/>
    </style:style>
    <style:style style:name="Table1.4" style:family="table-row">
      <style:table-row-properties style:min-row-height="0.2271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6966"/>
    </style:style>
    <style:style style:name="P2" style:family="paragraph" style:parent-style-name="Table_20_Contents">
      <style:text-properties officeooo:rsid="00115642" officeooo:paragraph-rsid="00115642"/>
    </style:style>
    <style:style style:name="P3" style:family="paragraph" style:parent-style-name="Table_20_Contents">
      <style:paragraph-properties fo:text-align="center" style:justify-single-word="false"/>
      <style:text-properties officeooo:rsid="00115642" officeooo:paragraph-rsid="001745d4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bold" officeooo:rsid="00115642" officeooo:paragraph-rsid="001745d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officeooo:rsid="001eeaaf" officeooo:paragraph-rsid="001eeaa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fo:font-weight="bold" officeooo:rsid="001ffd13" officeooo:paragraph-rsid="001ffd1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2ad43" officeooo:paragraph-rsid="0012ad43"/>
    </style:style>
    <style:style style:name="P8" style:family="paragraph" style:parent-style-name="Table_20_Contents">
      <style:paragraph-properties fo:text-align="center" style:justify-single-word="false"/>
      <style:text-properties officeooo:rsid="00166966" officeooo:paragraph-rsid="00166966"/>
    </style:style>
    <style:style style:name="P9" style:family="paragraph" style:parent-style-name="Table_20_Contents">
      <style:paragraph-properties fo:text-align="center" style:justify-single-word="false"/>
      <style:text-properties officeooo:rsid="001dba68" officeooo:paragraph-rsid="001dba68"/>
    </style:style>
    <style:style style:name="P10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1eeaaf" officeooo:paragraph-rsid="001eeaaf" style:font-weight-asian="bold" style:font-weight-complex="bold"/>
    </style:style>
    <style:style style:name="P11" style:family="paragraph" style:parent-style-name="Table_20_Contents">
      <style:text-properties officeooo:rsid="001eeaaf" officeooo:paragraph-rsid="001eeaaf"/>
    </style:style>
    <style:style style:name="T1" style:family="text">
      <style:text-properties officeooo:rsid="0012ad43"/>
    </style:style>
    <style:style style:name="T2" style:family="text">
      <style:text-properties officeooo:rsid="001745d4"/>
    </style:style>
    <style:style style:name="T3" style:family="text">
      <style:text-properties officeooo:rsid="001eeaaf"/>
    </style:style>
    <style:style style:name="T4" style:family="text">
      <style:text-properties officeooo:rsid="0020c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">Тест-кейс <text:span text:style-name="T3">главной страницы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Шаги</text:p>
          </table:table-cell>
          <table:table-cell table:style-name="Table1.A2" office:value-type="string">
            <text:p text:style-name="P7">Ожидаемый <text:span text:style-name="T2">р</text:span>езультат</text:p>
          </table:table-cell>
          <table:table-cell table:style-name="Table1.C2" office:value-type="string">
            <text:p text:style-name="P8">Состояние теста</text:p>
          </table:table-cell>
        </table:table-row>
        <table:table-row table:style-name="Table1.3">
          <table:table-cell table:style-name="Table1.A2" office:value-type="string">
            <text:p text:style-name="P11">Подождать 10 секунд</text:p>
          </table:table-cell>
          <table:table-cell table:style-name="Table1.A2" office:value-type="string">
            <text:p text:style-name="P11">Баннер актульных выставок сменил содержимое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4">
          <table:table-cell table:style-name="Table1.A2" office:value-type="string">
            <text:p text:style-name="P11">Спуститься на одну секцию ниже</text:p>
          </table:table-cell>
          <table:table-cell table:style-name="Table1.A2" office:value-type="string">
            <text:p text:style-name="P11">Содержимое шапки изменилось. Меню пропало. Слева снизу появилась кнопка подъема наверх по странице</text:p>
          </table:table-cell>
          <table:table-cell table:style-name="Table1.C2" office:value-type="string">
            <text:p text:style-name="P6">Пройден</text:p>
          </table:table-cell>
        </table:table-row>
        <table:table-row table:style-name="Table1.3">
          <table:table-cell table:style-name="Table1.A2" office:value-type="string">
            <text:p text:style-name="P11">Нажать на кнопку подъема</text:p>
          </table:table-cell>
          <table:table-cell table:style-name="Table1.A2" office:value-type="string">
            <text:p text:style-name="P11">Расположение на странице установилось в исходное положение</text:p>
          </table:table-cell>
          <table:table-cell table:style-name="Table1.C2" office:value-type="string">
            <text:p text:style-name="P10">Пройден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Предусловия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C1" office:value-type="string">
            <text:p text:style-name="P8">Состояние <text:span text:style-name="T4">предусловия</text:span></text:p>
          </table:table-cell>
        </table:table-row>
        <table:table-row>
          <table:table-cell table:style-name="Table2.A2" office:value-type="string">
            <text:p text:style-name="P3">Открыть сайт https://www.tretyakovgallery.ru/</text:p>
          </table:table-cell>
          <table:table-cell table:style-name="Table2.A2" office:value-type="string">
            <text:p text:style-name="P2">Открылась <text:span text:style-name="T1">главная страница с меню и баннером актуальных выставок.</text:span></text:p>
          </table:table-cell>
          <table:table-cell table:style-name="Table2.C2" office:value-type="string">
            <text:p text:style-name="P4">Пройден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20:30:35.946612874</meta:creation-date>
    <dc:date>2022-08-25T09:36:33.408472699</dc:date>
    <meta:editing-duration>PT19M5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66" meta:character-count="525" meta:non-whitespace-character-count="478"/>
  </office:meta>
</office:document-meta>
</file>